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outline="false" style:text-line-through-style="none" style:text-line-through-type="none" style:font-name="Liberation Serif" fo:font-size="18pt" fo:font-style="normal" fo:text-shadow="none" style:text-underline-style="none" fo:font-weight="normal" officeooo:rsid="000cc738" officeooo:paragraph-rsid="000cc738" style:font-size-asian="18pt" style:font-style-asian="normal" style:font-weight-asian="normal" style:font-size-complex="18pt" style:text-emphasize="none"/>
    </style:style>
    <style:style style:name="P2" style:family="paragraph" style:parent-style-name="Standard">
      <style:text-properties style:text-outline="false" style:text-line-through-style="none" style:text-line-through-type="none" style:font-name="Liberation Serif" fo:font-size="18pt" fo:font-style="normal" fo:text-shadow="none" style:text-underline-style="none" fo:font-weight="normal" officeooo:rsid="000cc738" officeooo:paragraph-rsid="001bdcd1" style:font-size-asian="18pt" style:font-style-asian="normal" style:font-weight-asian="normal" style:font-size-complex="18pt" style:text-emphasize="none"/>
    </style:style>
    <style:style style:name="P3" style:family="paragraph" style:parent-style-name="Standard">
      <style:paragraph-properties fo:text-align="start" style:justify-single-word="false">
        <style:tab-stops/>
      </style:paragraph-properties>
      <style:text-properties style:text-outline="false" style:text-line-through-style="none" style:text-line-through-type="none" style:font-name="Liberation Serif" fo:font-size="18pt" fo:font-style="normal" fo:text-shadow="none" style:text-underline-style="none" fo:font-weight="normal" officeooo:rsid="000ec1f8" officeooo:paragraph-rsid="00105f10" style:font-size-asian="18pt" style:font-style-asian="normal" style:font-weight-asian="normal" style:font-size-complex="18pt" style:font-weight-complex="normal" style:text-emphasize="none"/>
    </style:style>
    <style:style style:name="P4" style:family="paragraph" style:parent-style-name="Standard">
      <style:paragraph-properties fo:text-align="start" style:justify-single-word="false">
        <style:tab-stops/>
      </style:paragraph-properties>
      <style:text-properties style:text-outline="false" style:text-line-through-style="none" style:text-line-through-type="none" style:font-name="Liberation Serif" fo:font-size="18pt" fo:font-style="normal" fo:text-shadow="none" style:text-underline-style="none" fo:font-weight="normal" officeooo:rsid="000ec1f8" officeooo:paragraph-rsid="0011129f" style:font-size-asian="18pt" style:font-style-asian="normal" style:font-weight-asian="normal" style:font-size-complex="18pt" style:font-weight-complex="normal" style:text-emphasize="none"/>
    </style:style>
    <style:style style:name="P5" style:family="paragraph" style:parent-style-name="Standard">
      <style:paragraph-properties fo:text-align="start" style:justify-single-word="false">
        <style:tab-stops/>
      </style:paragraph-properties>
      <style:text-properties style:text-outline="false" style:text-line-through-style="none" style:text-line-through-type="none" style:font-name="Liberation Serif" fo:font-size="18pt" fo:font-style="normal" fo:text-shadow="none" style:text-underline-style="none" fo:font-weight="normal" officeooo:rsid="00172dbb" officeooo:paragraph-rsid="00172dbb" style:font-size-asian="18pt" style:font-style-asian="normal" style:font-weight-asian="normal" style:font-size-complex="18pt" style:font-weight-complex="normal" style:text-emphasize="none"/>
    </style:style>
    <style:style style:name="P6" style:family="paragraph" style:parent-style-name="Standard">
      <style:paragraph-properties fo:text-align="center" style:justify-single-word="false"/>
      <style:text-properties style:text-outline="false" style:text-line-through-style="none" style:text-line-through-type="none" style:font-name="Liberation Serif" fo:font-size="18pt" fo:font-style="normal" fo:text-shadow="none" style:text-underline-style="none" fo:font-weight="bold" officeooo:rsid="0011c3b9" officeooo:paragraph-rsid="0011c3b9" style:font-size-asian="18pt" style:font-style-asian="normal" style:font-weight-asian="bold" style:font-size-complex="18pt" style:font-weight-complex="bold" style:text-emphasize="none"/>
    </style:style>
    <style:style style:name="P7" style:family="paragraph" style:parent-style-name="Standard">
      <style:text-properties style:text-outline="false" style:text-line-through-style="none" style:text-line-through-type="none" style:font-name="Liberation Serif" fo:font-size="18pt" fo:font-style="normal" fo:text-shadow="none" style:text-underline-style="none" fo:font-weight="bold" officeooo:rsid="000cc738" officeooo:paragraph-rsid="000cc738" style:font-size-asian="18pt" style:font-style-asian="normal" style:font-weight-asian="bold" style:font-size-complex="18pt" style:font-weight-complex="bold" style:text-emphasize="none"/>
    </style:style>
    <style:style style:name="P8" style:family="paragraph" style:parent-style-name="Standard">
      <style:paragraph-properties fo:text-align="center" style:justify-single-word="false"/>
      <style:text-properties style:text-outline="false" style:text-line-through-style="none" style:text-line-through-type="none" style:font-name="Liberation Serif" fo:font-size="18pt" fo:font-style="normal" fo:text-shadow="none" style:text-underline-style="none" fo:font-weight="bold" officeooo:rsid="000ec1f8" officeooo:paragraph-rsid="000ec1f8" style:font-size-asian="18pt" style:font-style-asian="normal" style:font-weight-asian="bold" style:font-size-complex="18pt" style:font-weight-complex="bold" style:text-emphasize="none"/>
    </style:style>
    <style:style style:name="P9" style:family="paragraph" style:parent-style-name="Standard">
      <style:paragraph-properties fo:text-align="start" style:justify-single-word="false">
        <style:tab-stops/>
      </style:paragraph-properties>
      <style:text-properties style:text-outline="false" style:text-line-through-style="none" style:text-line-through-type="none" style:font-name="Liberation Serif" fo:font-size="18pt" fo:font-style="normal" fo:text-shadow="none" style:text-underline-style="none" fo:font-weight="bold" officeooo:rsid="000ec1f8" officeooo:paragraph-rsid="00105f10" style:font-size-asian="18pt" style:font-style-asian="normal" style:font-weight-asian="bold" style:font-size-complex="18pt" style:font-weight-complex="bold" style:text-emphasize="none"/>
    </style:style>
    <style:style style:name="P10" style:family="paragraph" style:parent-style-name="Standard">
      <style:paragraph-properties fo:text-align="start" style:justify-single-word="false">
        <style:tab-stops/>
      </style:paragraph-properties>
      <style:text-properties style:text-outline="false" style:text-line-through-style="none" style:text-line-through-type="none" style:font-name="Liberation Serif" fo:font-size="18pt" fo:font-style="normal" fo:text-shadow="none" style:text-underline-style="none" fo:font-weight="bold" officeooo:rsid="000ec1f8" officeooo:paragraph-rsid="0011129f" style:font-size-asian="18pt" style:font-style-asian="normal" style:font-weight-asian="bold" style:font-size-complex="18pt" style:font-weight-complex="bold" style:text-emphasize="none"/>
    </style:style>
    <style:style style:name="P11" style:family="paragraph" style:parent-style-name="Standard" style:list-style-name="L1">
      <style:text-properties style:text-outline="false" style:text-line-through-style="none" style:text-line-through-type="none" style:font-name="Liberation Serif" fo:font-size="18pt" fo:font-style="italic" fo:text-shadow="none" style:text-underline-style="none" fo:font-weight="normal" officeooo:rsid="000cc738" officeooo:paragraph-rsid="001bdcd1" style:font-size-asian="18pt" style:font-style-asian="italic" style:font-weight-asian="normal" style:font-size-complex="18pt" style:font-style-complex="italic" style:text-emphasize="none"/>
    </style:style>
    <style:style style:name="P12" style:family="paragraph" style:parent-style-name="Standard">
      <style:paragraph-properties fo:text-align="center" style:justify-single-word="false"/>
      <style:text-properties fo:font-size="18pt" fo:font-weight="bold" officeooo:rsid="0011ffbd" officeooo:paragraph-rsid="0011ffbd" style:font-size-asian="18pt" style:font-weight-asian="bold" style:font-size-complex="18pt" style:font-weight-complex="bold"/>
    </style:style>
    <style:style style:name="P13" style:family="paragraph" style:parent-style-name="Standard">
      <style:paragraph-properties fo:text-align="center" style:justify-single-word="false"/>
      <style:text-properties fo:font-size="18pt" officeooo:rsid="0011ffbd" officeooo:paragraph-rsid="0011ffbd" style:font-size-asian="18pt" style:font-size-complex="18pt"/>
    </style:style>
    <style:style style:name="P14" style:family="paragraph" style:parent-style-name="Standard">
      <style:text-properties fo:font-size="18pt" officeooo:rsid="0006cc26" officeooo:paragraph-rsid="0006cc26" style:font-size-asian="18pt" style:font-size-complex="18pt"/>
    </style:style>
    <style:style style:name="P15" style:family="paragraph" style:parent-style-name="Standard">
      <style:text-properties fo:font-size="18pt" officeooo:rsid="0006cc26" officeooo:paragraph-rsid="001bdcd1" style:font-size-asian="18pt" style:font-size-complex="18pt"/>
    </style:style>
    <style:style style:name="P16" style:family="paragraph" style:parent-style-name="Standard">
      <style:text-properties fo:font-size="18pt" officeooo:rsid="000b107e" officeooo:paragraph-rsid="000b107e" style:font-size-asian="18pt" style:font-size-complex="18pt"/>
    </style:style>
    <style:style style:name="P17" style:family="paragraph" style:parent-style-name="Standard">
      <style:text-properties fo:font-size="18pt" officeooo:paragraph-rsid="000cc738" style:font-size-asian="18pt" style:font-size-complex="18pt"/>
    </style:style>
    <style:style style:name="P18" style:family="paragraph" style:parent-style-name="Standard">
      <style:text-properties fo:font-size="18pt" officeooo:rsid="000cc738" officeooo:paragraph-rsid="000cc738" style:font-size-asian="18pt" style:font-size-complex="18pt"/>
    </style:style>
    <style:style style:name="P19" style:family="paragraph" style:parent-style-name="Standard">
      <style:paragraph-properties fo:text-align="start" style:justify-single-word="false">
        <style:tab-stops/>
      </style:paragraph-properties>
      <style:text-properties fo:font-size="18pt" officeooo:paragraph-rsid="00105f10" style:font-size-asian="18pt" style:font-size-complex="18pt"/>
    </style:style>
    <style:style style:name="P20" style:family="paragraph" style:parent-style-name="Standard">
      <style:paragraph-properties fo:text-align="start" style:justify-single-word="false">
        <style:tab-stops/>
      </style:paragraph-properties>
      <style:text-properties fo:font-size="18pt" fo:font-weight="normal" officeooo:rsid="000ec1f8" officeooo:paragraph-rsid="00105f10" style:font-size-asian="18pt" style:font-weight-asian="normal" style:font-size-complex="18pt" style:font-weight-complex="normal"/>
    </style:style>
    <style:style style:name="P21" style:family="paragraph" style:parent-style-name="Standard">
      <style:paragraph-properties fo:text-align="start" style:justify-single-word="false">
        <style:tab-stops/>
      </style:paragraph-properties>
      <style:text-properties fo:font-size="18pt" fo:font-weight="normal" officeooo:paragraph-rsid="00105f10" style:font-size-asian="18pt" style:font-weight-asian="normal" style:font-size-complex="18pt" style:font-weight-complex="normal"/>
    </style:style>
    <style:style style:name="P22" style:family="paragraph" style:parent-style-name="Standard" style:list-style-name="L1">
      <style:text-properties fo:font-size="18pt" fo:font-style="italic" officeooo:rsid="0019f87e" officeooo:paragraph-rsid="001bdcd1" style:font-size-asian="18pt" style:font-style-asian="italic" style:font-size-complex="18pt" style:font-style-complex="italic"/>
    </style:style>
    <style:style style:name="P23" style:family="paragraph" style:parent-style-name="Standard" style:list-style-name="L1">
      <style:text-properties fo:font-size="18pt" fo:font-style="italic" officeooo:paragraph-rsid="001bdcd1" style:font-size-asian="18pt" style:font-style-asian="italic" style:font-size-complex="18pt" style:font-style-complex="italic"/>
    </style:style>
    <style:style style:name="T1" style:family="text">
      <style:text-properties officeooo:rsid="000893e0"/>
    </style:style>
    <style:style style:name="T2" style:family="text">
      <style:text-properties officeooo:rsid="0009c55c"/>
    </style:style>
    <style:style style:name="T3" style:family="text">
      <style:text-properties officeooo:rsid="000cc738"/>
    </style:style>
    <style:style style:name="T4"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5" style:family="text">
      <style:text-properties style:text-outline="false" style:text-line-through-style="none" style:text-line-through-type="none" style:font-name="Liberation Serif" fo:font-style="normal" fo:text-shadow="none" style:text-underline-style="none" fo:font-weight="normal" officeooo:rsid="000ce35c" style:font-style-asian="normal" style:font-weight-asian="normal" style:text-emphasize="none"/>
    </style:style>
    <style:style style:name="T6" style:family="text">
      <style:text-properties style:text-outline="false" style:text-line-through-style="none" style:text-line-through-type="none" style:font-name="Liberation Serif" fo:font-style="normal" fo:text-shadow="none" style:text-underline-style="none" fo:font-weight="normal" officeooo:rsid="000cc738" style:font-style-asian="normal" style:font-weight-asian="normal" style:text-emphasize="none"/>
    </style:style>
    <style:style style:name="T7" style:family="text">
      <style:text-properties style:text-outline="false" style:text-line-through-style="none" style:text-line-through-type="none" style:font-name="Liberation Serif" fo:font-style="normal" fo:text-shadow="none" style:text-underline-style="none" style:font-style-asian="normal" style:text-emphasize="none"/>
    </style:style>
    <style:style style:name="T8" style:family="text">
      <style:text-properties style:text-outline="false" style:text-line-through-style="none" style:text-line-through-type="none" style:font-name="Liberation Serif" fo:font-style="normal" fo:text-shadow="none" style:text-underline-style="none" officeooo:rsid="00120818" style:font-style-asian="normal" style:text-emphasize="none"/>
    </style:style>
    <style:style style:name="T9" style:family="text">
      <style:text-properties style:text-outline="false" style:text-line-through-style="none" style:text-line-through-type="none" style:font-name="Liberation Serif" fo:text-shadow="none" style:text-underline-style="none" fo:font-weight="normal" style:font-weight-asian="normal" style:text-emphasize="none"/>
    </style:style>
    <style:style style:name="T10" style:family="text">
      <style:text-properties style:text-outline="false" style:text-line-through-style="none" style:text-line-through-type="none" style:font-name="Liberation Serif" fo:text-shadow="none" style:text-underline-style="none" fo:font-weight="normal" officeooo:rsid="000cc738" style:font-weight-asian="normal" style:text-emphasize="none"/>
    </style:style>
    <style:style style:name="T11" style:family="text">
      <style:text-properties style:text-outline="false" style:text-line-through-style="none" style:text-line-through-type="none" style:font-name="Liberation Serif" fo:text-shadow="none" style:text-underline-style="none" fo:font-weight="normal" officeooo:rsid="0011c3b9" style:font-weight-asian="normal" style:text-emphasize="none"/>
    </style:style>
    <style:style style:name="T12" style:family="text">
      <style:text-properties officeooo:rsid="00120818"/>
    </style:style>
    <style:style style:name="T13" style:family="text">
      <style:text-properties officeooo:rsid="0018cc3d"/>
    </style:style>
    <style:style style:name="T14" style:family="text">
      <style:text-properties fo:font-weight="bold" style:font-weight-asian="bold" style:font-weight-complex="bold"/>
    </style:style>
    <style:style style:name="T15" style:family="text">
      <style:text-properties officeooo:rsid="001bdcd1"/>
    </style:style>
    <style:style style:name="T16" style:family="text">
      <style:text-properties officeooo:rsid="001cb7a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KẾ HOẠCH SEO - QUẢNG CÁO TRƯỜNG PHÁT</text:p>
      <text:p text:style-name="P13">website: quangcaotruongphat.com.vn</text:p>
      <text:p text:style-name="P14"/>
      <text:p text:style-name="P14"/>
      <text:p text:style-name="P14">- Phân tích danh mục mặt hàng kinh doanh dùng các công cụ phân tích đưa ra bộ từ khóa để seo, <text:span text:style-name="T1">Tìm hiểu đối thủ cạnh tranh trên top 10</text:span></text:p>
      <text:p text:style-name="P14"/>
      <text:p text:style-name="P14">Phân tích từ khóa, đánh giá độ khó từ khóa, độ <text:span text:style-name="T1">cạnh tranh,</text:span> độ phổ biến từ khóa, tần suất người dùng hay tìm kiếm của từ khóa. → sắp xếp phân bổ từ khóa từ dễ đến khó. đưa ra các từ khóa chính, từ khóa phụ nào bổ trợ cho từ khóa chính nào.</text:p>
      <text:p text:style-name="P15"><text:tab/><text:span text:style-name="T6">---------------------</text:span></text:p>
      <text:list xml:id="list1181024162" text:style-name="L1">
        <text:list-item>
          <text:p text:style-name="P23"><text:span text:style-name="T10">Kiểm tra độ cạnh tranh từ khóa: cú pháp allintitle:”</text:span><text:span text:style-name="T11">từ khóa</text:span><text:span text:style-name="T10">”</text:span></text:p>
        </text:list-item>
        <text:list-item>
          <text:p text:style-name="P22"><text:span text:style-name="T9">→ </text:span><text:span text:style-name="T10">google.</text:span><text:span text:style-name="T9">com </text:span></text:p>
        </text:list-item>
        <text:list-item>
          <text:p text:style-name="P11">&gt;100.000 : Cao</text:p>
        </text:list-item>
        <text:list-item>
          <text:p text:style-name="P11">&lt;50.000 :Trung Bình</text:p>
        </text:list-item>
        <text:list-item>
          <text:p text:style-name="P11">&lt;10.000 :ok</text:p>
        </text:list-item>
      </text:list>
      <text:p text:style-name="P2"/>
      <text:p text:style-name="P2"><text:span text:style-name="T14">Lựa chọn từ khóa</text:span>: chọn từ khóa có độ cạnh tranh thấp,số lượng tìm kiếm cao.</text:p>
      <text:p text:style-name="P14"/>
      <text:p text:style-name="P14">- Phân tích website của mình, xây dựng cấu trúc, trang, danh mục, <text:span text:style-name="T15">thẻ </text:span>tag, <text:span text:style-name="T1">phân bổ từ khóa . </text:span><text:span text:style-name="T2">Tối ưu website </text:span></text:p>
      <text:p text:style-name="P14"/>
      <text:p text:style-name="P16"><text:span text:style-name="T2">- xây dựng nội dung </text:span>cho website, <text:s/>xây dựng các blacklink trên diễn đàn, mxh cho website. fanpage fb, youtube, <text:span text:style-name="T13">google map</text:span>…</text:p>
      <text:p text:style-name="P17"><text:span text:style-name="T3">Viết bài đăng lên website cho các từ khóa dài từ khóa local, lên trước. Chia sẻ lên fanpage, </text:span><text:span text:style-name="T4">sử dụng webmater tool phân tích hiện trạng website</text:span></text:p>
      <text:p text:style-name="P1">Tổng hợp biến động thứ hạng từ khóa theo từng tuần.</text:p>
      <text:p text:style-name="P1"/>
      <text:p text:style-name="P1"/>
      <text:p text:style-name="P1"/>
      <text:p text:style-name="P1"/>
      <text:p text:style-name="P6"><text:soft-page-break/>VIẾT BÀI CHUẨN SEO</text:p>
      <text:p text:style-name="P7"/>
      <text:p text:style-name="P7">SEO ONPAGE</text:p>
      <text:p text:style-name="P7"/>
      <text:p text:style-name="P1"/>
      <text:p text:style-name="P1">Nội dung <text:span text:style-name="T14">không trùng 100%</text:span> các bài có trên mạng</text:p>
      <text:p text:style-name="P1">Các từ khóa chính phải được viết 1 cách tự nhiên nhất có thể không được nhồi nhét từ khóa mật độ từ khóa chính khoảng 3 đến 4 từ là hợp lý ngoài ra còn phải có từ khóa phụ (tách khóa chính ra)2 đến 3 từ.</text:p>
      <text:p text:style-name="P1">Trong bài phải có thẻ h1 (tiêu đề bài tự nhận thẻ h1 đối vs wordpress) h2, h3 ,h4 nên dùng đến h4 là hợp lý</text:p>
      <text:p text:style-name="P1">H4 bổ trợ nghĩa và nằm trong h3 .</text:p>
      <text:p text:style-name="P1">Tương tự h3 là con h2.</text:p>
      <text:p text:style-name="P1"><text:span text:style-name="T14">Trong 1 bài thường chia ra làm các đoạn </text:span>, tiêu đề mỗi đoạn thường để h2, chia nhỏ ra nữa bên trong là h3</text:p>
      <text:p text:style-name="P1">H4 là 1 số link bổ nghĩa cho nội dung h3</text:p>
      <text:p text:style-name="P1">Trong bài viết phải có <text:span text:style-name="T14">link nội bộ</text:span></text:p>
      <text:p text:style-name="P1"><text:span text:style-name="T14">1 link trỏ về chính bài viế</text:span>t, từ đặt link phải liên quan tới từ khóa(thường dùng khóa chính luôn)</text:p>
      <text:p text:style-name="P1"><text:span text:style-name="T14">1 link trỏ tới đề tài liên quan</text:span> tới từ khóa đang seo nằm trên cùng website của mình(trỏ tới danh mục liên quan khác của web mình)</text:p>
      <text:p text:style-name="P7">1 link về trang chủ</text:p>
      <text:p text:style-name="P18"><text:span text:style-name="T4">Thường thì 1 cái về chính nó, 1 cái về danh mục gốc, 1 cái về trang ch</text:span><text:span text:style-name="T5">ủ</text:span></text:p>
      <text:p text:style-name="P1"><text:span text:style-name="T14">Các link này rât quan trọng</text:span>, nó như là cái ghim website mình trở nên bền vững hơn và khiến cho gg đánh giá cao hơn. (đc điểm cao&gt;&gt;&gt; dễ lên top)</text:p>
      <text:p text:style-name="P1">Chú ý gắn thẻ tag : đặt 4 đến 5 cái thẻ có chứa từ khóa và 1 số từ liên quan mà ta cần seo</text:p>
      <text:p text:style-name="P1">Trong bài viết phải có hình ảnh liên quan đến đề tài cần seo.</text:p>
      <text:p text:style-name="P1">Lưu ý: tên ảnh phải đặt có chưa từ khóa viết không dấu và khoảng cách nhau bằng dấu “-“</text:p>
      <text:p text:style-name="P1">ảnh down trên mạng phải sửa size và sửa sao cho khác cái ảnh gốc có sẵn trên internet(tránh trùng)</text:p>
      <text:p text:style-name="P1"><text:soft-page-break/><text:span text:style-name="T14">điền đầy đủ thông tin về title , alt ảnh và phần mô tả hình ảnh…</text:span> <text:span text:style-name="T16">&gt; khách hàng tìm kiếm bằng hình ảnh gg sẽ dựa vào những tên ảnh, mô tả ảnh và thẻ alt , title này để hiển thị trên kết quả tìm kiếm. </text:span></text:p>
      <text:p text:style-name="P1">Meta description: Mô tả về đề tài đang seo,phải chứa từ khóa.(lưu ý về độ dài kí tự cho phép)</text:p>
      <text:p text:style-name="P1">Kiểm tra lại từ đầu xem đã chuẩn seo hết chưa rồi đăng bài.(dùng pulgin seo by yoats)</text:p>
      <text:p text:style-name="P1"/>
      <text:p text:style-name="P7">SEO OFFPAGE</text:p>
      <text:p text:style-name="P1"/>
      <text:p text:style-name="P1">Thường làm: chia sẻ trên G+, dùng website http://pingomatic.com/ để gửi bài viết tới các diễn đàn lớn</text:p>
      <text:p text:style-name="P1">Lên các 4r tạo tài khoản liên quan đến đề tài đang seo.</text:p>
      <text:p text:style-name="P1">Điền đầy đủ thông tin hoạt động viết bài trên đó</text:p>
      <text:p text:style-name="P1">Các bài viết trên 4r thường thì dùng bài trên web mình chỉnh sửa 1 chút(viết mới thì càng tốt) rồi đăng 1 bài chuẩn seo bình thường như ở web mình <text:span text:style-name="T14">và đặt blacklink về các danh mục có liên quan</text:span> mình đang cần seo , thường thì đặt vài cái về các danh mục.</text:p>
      <text:p text:style-name="P1">Nếu có, thì gắn các thẻ tag về các từ khóa có liên quan</text:p>
      <text:p text:style-name="P1">Lên các mạng xã hội web vệ tinh đặt blacklink trỏ về các danh mục cần seo trên website của mình.</text:p>
      <text:p text:style-name="P1"/>
      <text:p text:style-name="P1"/>
      <text:p text:style-name="P8">CÁCH VIẾT TIÊU ĐỀ HAY</text:p>
      <text:p text:style-name="P8"/>
      <text:p text:style-name="P8"/>
      <text:p text:style-name="P3">0 Title hiển thị trên box gg có thể phụ thuộc vào từ khóa tìm kiếm</text:p>
      <text:p text:style-name="P3">1. Cho con số vào tiêu đề</text:p>
      <text:p text:style-name="P3">2. Sử Dụng Tính từ và Trạng từ</text:p>
      <text:p text:style-name="P3">3. Thời gian và Tiền bạc</text:p>
      <text:p text:style-name="P3">4. Cho câu hỏi 5W và 1H (Who, What, Where, When, Why, How)</text:p>
      <text:p text:style-name="P3">5. Thuật ngữ và từ mới mẻ</text:p>
      <text:p text:style-name="P20"><text:span text:style-name="T8">6</text:span><text:span text:style-name="T7">. Người nổi tiếng</text:span></text:p>
      <text:p text:style-name="P20"><text:span text:style-name="T8">7</text:span><text:span text:style-name="T7"> - Cảnh báo</text:span></text:p>
      <text:p text:style-name="P20"><text:soft-page-break/><text:span text:style-name="T8">8</text:span><text:span text:style-name="T7">. Tips, Trick, Bí mật</text:span></text:p>
      <text:p text:style-name="P20"><text:span text:style-name="T8">9</text:span><text:span text:style-name="T7">. Cường điệu hóa vấn đề</text:span></text:p>
      <text:p text:style-name="P3">Vídụ : 5 năm nữa: một là kinh doanh online và 2 là đừng kinh doanh nữa</text:p>
      <text:p text:style-name="P20"><text:span text:style-name="T7">1</text:span><text:span text:style-name="T8">0</text:span><text:span text:style-name="T7">. Phép so sánh</text:span></text:p>
      <text:p text:style-name="P3">Ví dụ : Bán nước chè thu nhập cao hơn cả Tổng giám đốc</text:p>
      <text:p text:style-name="P20"><text:span text:style-name="T7">1</text:span><text:span text:style-name="T8">1</text:span><text:span text:style-name="T7">. <text:s/>khuyến mãi</text:span></text:p>
      <text:p text:style-name="P3">Ví dụ : Mã giảm giá 80% của Godaddy</text:p>
      <text:p text:style-name="P20"><text:span text:style-name="T7">1</text:span><text:span text:style-name="T8">2</text:span><text:span text:style-name="T7">. Câu chuyện bản thân/ Trải nghiệm</text:span></text:p>
      <text:p text:style-name="P3">Ví dụ : Tôi đã leo lên top 1 như thế nào</text:p>
      <text:p text:style-name="P20"><text:span text:style-name="T7">1</text:span><text:span text:style-name="T8">3</text:span><text:span text:style-name="T7">. Treo đầu dê bán thịt chó (hay làm với title viral)</text:span></text:p>
      <text:p text:style-name="P3">Ví dụ : Thật dã man khi đọc cái này</text:p>
      <text:p text:style-name="P20"><text:span text:style-name="T7">1</text:span><text:span text:style-name="T8">4</text:span><text:span text:style-name="T7">. Giới hạn độ tuổi (hay làm với title viral)</text:span></text:p>
      <text:p text:style-name="P3">Ví dụ : Bộ ảnh bị tung lên mạng (18++)</text:p>
      <text:p text:style-name="P21">1<text:span text:style-name="T12">5</text:span>. Giật tít với tính từ và trạng từ nóng</text:p>
      <text:p text:style-name="P21">1<text:span text:style-name="T12">6</text:span>. Báo cáo thống kê, nguồn tin cậy</text:p>
      <text:p text:style-name="P3">Ví dụ : Báo cáo của Nielson về top 10 website truy cập lớn nhất VN</text:p>
      <text:p text:style-name="P20"><text:span text:style-name="T7">1</text:span><text:span text:style-name="T8">7</text:span><text:span text:style-name="T7">. Đúc kết, tổng quan</text:span></text:p>
      <text:p text:style-name="P3">Ví dụ : Ngành Seo Việt nam năm 2022</text:p>
      <text:p text:style-name="P3"/>
      <text:p text:style-name="P3"/>
      <text:p text:style-name="P19"/>
      <text:p text:style-name="P9">1. Bạn có muốn [...]?</text:p>
      <text:p text:style-name="P3"/>
      <text:p text:style-name="P3">Bạn có muốn được trả lương cao hơn?</text:p>
      <text:p text:style-name="P3">Bạn có muốn mình đẹp hơn trong mắt người yêu?</text:p>
      <text:p text:style-name="P3">Bạn có muốn giảm căng thẳng hơn?</text:p>
      <text:p text:style-name="P3"/>
      <text:p text:style-name="P9">2. Bí mật của […]</text:p>
      <text:p text:style-name="P9"/>
      <text:p text:style-name="P3">Tiêu đề này hiệu quả hơn chút nữa, gây cho người ta sự tò mò muốn được bật mí. Do đó, bạn cần chia sẻ kiến thức và liệt kê nó ra thành lợi ích cho người đọc.</text:p>
      <text:p text:style-name="P3"/>
      <text:p text:style-name="P3"><text:soft-page-break/>Bí mật cuả một chuyên gia SEO.</text:p>
      <text:p text:style-name="P4">Bí mật của những Blogger chuyên nghiệp.</text:p>
      <text:p text:style-name="P4">Bí mật của xây dựng liên kết nội bộ.</text:p>
      <text:p text:style-name="P4"/>
      <text:p text:style-name="P4"/>
      <text:p text:style-name="P4"/>
      <text:p text:style-name="P4"/>
      <text:p text:style-name="P4"/>
      <text:p text:style-name="P4"/>
      <text:p text:style-name="P4"/>
      <text:p text:style-name="P10">3. Cách giúp [...] để […]</text:p>
      <text:p text:style-name="P10"/>
      <text:p text:style-name="P4">Đối với tiêu đề này thì bạn cần làm hai việc đó là xác định đối tượng mục tiêu và đưa ra những lợi ích mà bạn có thể cung cấp cho bạn và điền nó vào. Cũng có thể sử dụng từ "bạn" trong chỗ trống đầu tiên nếu bạn viết chuyên về một vấn đề. Tham khảo một số dạng tiêu đề như thế này:</text:p>
      <text:p text:style-name="P4"/>
      <text:p text:style-name="P4">Cách giúp trẻ em biết đọc sớm hơn.</text:p>
      <text:p text:style-name="P4">Phương pháp giúp Blogger xây dựng liên kết nhanh hơn.</text:p>
      <text:p text:style-name="P4">Cách giúp người già tăng trí nhớ.</text:p>
      <text:p text:style-name="P4"/>
      <text:p text:style-name="P10">4. Cách [...] mà bạn chưa biết</text:p>
      <text:p text:style-name="P10"/>
      <text:p text:style-name="P4">Cách hack Gmail mà bạn chưa biết.</text:p>
      <text:p text:style-name="P4">Cách giảm cân an toàn mà bạn chưa biết.</text:p>
      <text:p text:style-name="P4">Cách chữa bệnh mất ngủ mà bạn chưa biết.</text:p>
      <text:p text:style-name="P4"/>
      <text:p text:style-name="P10">5. Thoát khỏi [...] một lần và mãi mãi</text:p>
      <text:p text:style-name="P10"/>
      <text:p text:style-name="P4">Một công thức rất quen thuộc, đưa ra một vấn đề gây khó chịu, cần giải quyết và khắc phục. Bạn như vị cứu tinh với tiêu đề này.</text:p>
      <text:p text:style-name="P4"/>
      <text:p text:style-name="P4">Thoát khỏi thói quen mất tập trung một lần và mãi mãi.</text:p>
      <text:p text:style-name="P4">Thoát khỏi tình trạng mất ngủ một lần và mãi mãi.</text:p>
      <text:p text:style-name="P4"><text:soft-page-break/>Thoát khỏi …</text:p>
      <text:p text:style-name="P4"/>
      <text:p text:style-name="P10">6. Cách nhanh nhất để [...]</text:p>
      <text:p text:style-name="P4"/>
      <text:p text:style-name="P4">Mọi người đang tìm kiếm thông tin để giải quyết vấn đề của họ một cách nhanh nhất, do đó họ rất thích việc "nhanh" hay "dễ nhất".</text:p>
      <text:p text:style-name="P4"/>
      <text:p text:style-name="P4">Cách nhanh nhất để làm một video YouTube.</text:p>
      <text:p text:style-name="P4">Cách nhanh nhất để Backup ổ cứng của bạn.</text:p>
      <text:p text:style-name="P4"/>
      <text:p text:style-name="P4"/>
      <text:p text:style-name="P10">7. Ngay bây giờ bạn có thể [1 gì đó họ muốn] [một viễn cảnh tuyệt vời]</text:p>
      <text:p text:style-name="P4"/>
      <text:p text:style-name="P4">Một tiêu đề kiểu như bạn có miếng bánh và giờ chỉ việc ăn thôi, có ai lại không thích điều này.</text:p>
      <text:p text:style-name="P4"/>
      <text:p text:style-name="P4">Ngay bây giờ bạn có thể nghỉ việc và kiếm tiền Online.</text:p>
      <text:p text:style-name="P4">Ngay bây giờ bạn có thể kiếm tiền với YouTube chỉ với 2 tiếng mỗi ngày.</text:p>
      <text:p text:style-name="P4"/>
      <text:p text:style-name="P4"/>
      <text:p text:style-name="P4"/>
      <text:p text:style-name="P10">8. [Làm gì đó] như [ví với người có đẳng cấp]</text:p>
      <text:p text:style-name="P4"/>
      <text:p text:style-name="P4">Nói tiếng anh như người bản xứ.</text:p>
      <text:p text:style-name="P4">Trở thành quý bà sành điệu như Lý Nhã Kỳ.</text:p>
      <text:p text:style-name="P4">Giảm cân để có thân hình lý tưởng như Ngọc Trinh.</text:p>
      <text:p text:style-name="P4"/>
      <text:p text:style-name="P4"/>
      <text:p text:style-name="P10">9. Điều mọi người cần biết về […]</text:p>
      <text:p text:style-name="P10"/>
      <text:p text:style-name="P4"><text:soft-page-break/>Có một sự tò mò lớn trong tiêu đề này với người đọc và nó giống như thách thức đọc giả về kiến thức của họ. Họ sẽ nhấp vào để xem mình thiếu kiến thức gì đây.</text:p>
      <text:p text:style-name="P4"/>
      <text:p text:style-name="P4">Điều mà mọi người cần biết về tối ưu Blogspot.</text:p>
      <text:p text:style-name="P4">Điều mà bạn cần biết về tác hại của ngủ quá nhiều.</text:p>
      <text:p text:style-name="P4">Điều mà chúng ta cần biết về SEO xấu.</text:p>
      <text:p text:style-name="P4"/>
      <text:p text:style-name="P5">Thuật ngữ hay dùng trong title </text:p>
      <text:p text:style-name="P4">Lý do</text:p>
      <text:p text:style-name="P4">Ý tưởng</text:p>
      <text:p text:style-name="P4">Bí mật</text:p>
      <text:p text:style-name="P4">Cách</text:p>
      <text:p text:style-name="P4">Phương pháp</text:p>
      <text:p text:style-name="P4">Quy tắc vàng</text:p>
      <text:p text:style-name="P4">Mới nhất</text:p>
      <text:p text:style-name="P4">Bài học</text:p>
      <text:p text:style-name="P4">Quy trình</text:p>
      <text:p text:style-name="P4">Danh sách</text:p>
      <text:p text:style-name="P4">Lợi ích</text:p>
      <text:p text:style-name="P4">Hướng dẫn</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0T08:28:38.124557407</meta:creation-date>
    <dc:date>2022-08-22T07:54:12.551972882</dc:date>
    <meta:editing-duration>PT4H54M17S</meta:editing-duration>
    <meta:editing-cycles>17</meta:editing-cycles>
    <meta:generator>LibreOffice/6.4.7.2$Linux_X86_64 LibreOffice_project/40$Build-2</meta:generator>
    <meta:document-statistic meta:table-count="0" meta:image-count="0" meta:object-count="0" meta:page-count="7" meta:paragraph-count="124" meta:word-count="1568" meta:character-count="6855" meta:non-whitespace-character-count="5409"/>
  </office:meta>
</office:document-meta>
</file>